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none" draw:fill-color="#ffd320" draw:textarea-horizontal-align="center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264cm" fo:min-width="1.628cm"/>
    </style:style>
    <style:style style:name="gr3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83caff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draw:fill="none" draw:fill-color="#ffffff" draw:textarea-horizontal-align="left" draw:auto-grow-width="true" fo:min-height="0.264cm" fo:min-width="10.148cm"/>
    </style:style>
    <style:style style:name="gr5" style:family="graphic" style:parent-style-name="standard">
      <style:graphic-properties draw:stroke="solid" draw:stroke-dash="Dash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264cm" fo:min-width="2.427cm"/>
    </style:style>
    <style:style style:name="gr7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aecf00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ffd320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ff420e" draw:textarea-horizontal-align="center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004586" draw:textarea-horizontal-align="center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579d1c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none" draw:fill-color="#579d1c" draw:textarea-horizontal-align="center" draw:textarea-vertical-align="middle" fo:padding-top="0.13cm" fo:padding-bottom="0.13cm" fo:padding-left="0.255cm" fo:padding-right="0.255cm"/>
    </style:style>
    <style:style style:name="gr14" style:family="graphic" style:parent-style-name="standard">
      <style:graphic-properties draw:stroke="solid" draw:stroke-dash="Dash_20_1" svg:stroke-width="0.01cm" svg:stroke-color="#000000" draw:marker-start-width="0.22cm" draw:marker-end-width="0.22cm" draw:stroke-linejoin="none" draw:fill="solid" draw:fill-color="#c5000b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4pt" style:font-size-asian="14pt" style:font-size-complex="14pt"/>
    </style:style>
    <style:style style:name="P3" style:family="paragraph">
      <style:text-properties style:use-window-font-color="true" style:text-outline="false" style:text-line-through-style="none" fo:font-family="'DejaVu Sans Mono'" style:font-family-generic="modern" style:font-pitch="fixed" fo:font-size="12.6000003814697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2.6000003814697pt" style:font-family-complex="'DejaVu Sans Mono'" style:font-family-generic-complex="modern" style:font-pitch-complex="fixed" style:font-size-complex="12.6000003814697pt" style:text-scale="100%" style:text-overline-style="none" style:text-overline-color="font-color"/>
    </style:style>
    <style:style style:name="P4" style:family="paragraph">
      <style:paragraph-properties fo:text-align="center"/>
      <style:text-properties fo:color="#ffffff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333333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style:use-window-font-color="true" style:text-outline="false" style:text-line-through-style="none" fo:font-family="'DejaVu Sans Mono'" style:font-family-generic="modern" style:font-pitch="fixed" fo:font-size="10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0.5pt" style:font-family-complex="'DejaVu Sans Mono'" style:font-family-generic-complex="modern" style:font-pitch-complex="fixed" style:font-size-complex="10.5pt" style:text-scale="100%" style:text-overline-style="none" style:text-overline-color="font-color"/>
    </style:style>
    <style:style style:name="T1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T2" style:family="text">
      <style:text-properties style:use-window-font-color="true" style:text-outline="false" style:text-line-through-style="none" fo:font-family="'DejaVu Sans Mono'" style:font-family-generic="modern" style:font-pitch="fixed" fo:font-size="12.6000003814697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2.6000003814697pt" style:font-family-complex="'DejaVu Sans Mono'" style:font-family-generic-complex="modern" style:font-pitch-complex="fixed" style:font-size-complex="12.6000003814697pt" style:text-scale="100%" style:text-overline-style="none" style:text-overline-color="font-color"/>
    </style:style>
    <style:style style:name="T3" style:family="text">
      <style:text-properties fo:color="#ffffff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33333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5" style:family="text">
      <style:text-properties style:use-window-font-color="true" style:text-outline="false" style:text-line-through-style="none" fo:font-family="'DejaVu Sans Mono'" style:font-family-generic="modern" style:font-pitch="fixed" fo:font-size="10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'DejaVu Sans Mono'" style:font-family-generic-asian="modern" style:font-pitch-asian="fixed" style:font-size-asian="10.5pt" style:font-family-complex="'DejaVu Sans Mono'" style:font-family-generic-complex="modern" style:font-pitch-complex="fixed" style:font-size-complex="10.5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path draw:style-name="gr1" draw:text-style-name="P2" draw:layer="layout" svg:width="10cm" svg:height="1.249cm" svg:x="10.243cm" svg:y="2.75cm" svg:viewBox="0 0 10001 1250" svg:d="m524 0c-264 0-524 103-524 208v833c0 104 260 209 524 209h8949c260 0 524-105 524-209v-833c0-105-264-208-524-208zm-9473 0zm10001 1250z">
          <text:p text:style-name="P1"><text:span text:style-name="T1">données</text:span></text:p>
        </draw:path>
        <draw:frame draw:style-name="gr2" draw:text-style-name="P3" draw:layer="layout" svg:width="2.636cm" svg:height="0.768cm" svg:x="0.943cm" svg:y="2.032cm">
          <draw:text-box>
            <text:p><text:span text:style-name="T2">6 octets</text:span></text:p>
          </draw:text-box>
        </draw:frame>
        <draw:path draw:style-name="gr3" draw:text-style-name="P2" draw:layer="layout" svg:width="3.999cm" svg:height="1.249cm" svg:x="0.3cm" svg:y="2.752cm" svg:viewBox="0 0 4000 1250" svg:d="m210 0c-106 0-210 103-210 208v833c0 104 104 209 210 209h3579c104 0 210-105 210-209v-833c0-105-106-208-210-208zm-3789 0zm4000 1250z">
          <text:p text:style-name="P1"><text:span text:style-name="T1">adresse MAC</text:span></text:p>
          <text:p text:style-name="P1"><text:span text:style-name="T1">destination</text:span></text:p>
        </draw:path>
        <draw:frame draw:style-name="gr2" draw:text-style-name="P3" draw:layer="layout" svg:width="2.636cm" svg:height="0.768cm" svg:x="5.007cm" svg:y="2.032cm">
          <draw:text-box>
            <text:p><text:span text:style-name="T2">6 octets</text:span></text:p>
          </draw:text-box>
        </draw:frame>
        <draw:frame draw:style-name="gr2" draw:text-style-name="P3" draw:layer="layout" svg:width="2.636cm" svg:height="0.768cm" svg:x="7.943cm" svg:y="2.032cm">
          <draw:text-box>
            <text:p><text:span text:style-name="T2">2 octets</text:span></text:p>
          </draw:text-box>
        </draw:frame>
        <draw:frame draw:style-name="gr2" draw:text-style-name="P3" draw:layer="layout" svg:width="2.636cm" svg:height="0.768cm" svg:x="20.107cm" svg:y="2cm">
          <draw:text-box>
            <text:p><text:span text:style-name="T2">4 octets</text:span></text:p>
          </draw:text-box>
        </draw:frame>
        <draw:frame draw:style-name="gr4" draw:text-style-name="P3" draw:layer="layout" svg:width="11.17cm" svg:height="0.768cm" svg:x="9.743cm" svg:y="1cm">
          <draw:text-box>
            <text:p><text:span text:style-name="T2">MTU: Maximum Transmit Unit = 1500 octets</text:span></text:p>
          </draw:text-box>
        </draw:frame>
        <draw:line draw:style-name="gr5" draw:text-style-name="P1" draw:layer="layout" svg:x1="0.343cm" svg:y1="0.8cm" svg:x2="22.643cm" svg:y2="0.8cm">
          <text:p/>
        </draw:line>
        <draw:frame draw:style-name="gr6" draw:text-style-name="P3" draw:layer="layout" svg:width="5.569cm" svg:height="0.768cm" svg:x="9.607cm" svg:y="0.1cm">
          <draw:text-box>
            <text:p><text:span text:style-name="T2">maximum 1518 octets</text:span></text:p>
          </draw:text-box>
        </draw:frame>
        <draw:path draw:style-name="gr3" draw:text-style-name="P2" draw:layer="layout" svg:width="3.999cm" svg:height="1.249cm" svg:x="4.3cm" svg:y="2.752cm" svg:viewBox="0 0 4000 1250" svg:d="m210 0c-106 0-210 103-210 208v833c0 104 104 209 210 209h3579c104 0 210-105 210-209v-833c0-105-106-208-210-208zm-3789 0zm4000 1250z">
          <text:p text:style-name="P1"><text:span text:style-name="T1">adresse MAC</text:span></text:p>
          <text:p text:style-name="P1"><text:span text:style-name="T1">source</text:span></text:p>
        </draw:path>
        <draw:path draw:style-name="gr7" draw:text-style-name="P2" draw:layer="layout" svg:width="1.999cm" svg:height="1.249cm" svg:x="8.3cm" svg:y="2.752cm" svg:viewBox="0 0 2000 1250" svg:d="m105 0c-53 0-105 103-105 208v833c0 104 52 209 105 209h1790c52 0 104-105 104-209v-833c0-105-52-208-104-208zm-1895 0zm2000 1250z">
          <text:p text:style-name="P1"><text:span text:style-name="T1">type /</text:span></text:p>
          <text:p text:style-name="P1"><text:span text:style-name="T1">longueur</text:span></text:p>
        </draw:path>
        <draw:path draw:style-name="gr8" draw:text-style-name="P2" draw:layer="layout" svg:width="2.499cm" svg:height="1.249cm" svg:x="20.2cm" svg:y="2.752cm" svg:viewBox="0 0 2500 1250" svg:d="m131 0c-66 0-131 103-131 208v833c0 104 65 209 131 209h2237c65 0 131-105 131-209v-833c0-105-66-208-131-208zm-2368 0zm2500 1250z">
          <text:p text:style-name="P1"><text:span text:style-name="T1">FCS</text:span></text:p>
        </draw:path>
        <draw:path draw:style-name="gr1" draw:text-style-name="P2" draw:layer="layout" svg:width="10cm" svg:height="1.249cm" svg:x="10.244cm" svg:y="5.35cm" svg:viewBox="0 0 10001 1250" svg:d="m524 0c-264 0-524 103-524 208v833c0 104 260 209 524 209h8949c260 0 524-105 524-209v-833c0-105-264-208-524-208zm-9473 0zm10001 1250z">
          <text:p text:style-name="P1"><text:span text:style-name="T1">données</text:span></text:p>
        </draw:path>
        <draw:path draw:style-name="gr3" draw:text-style-name="P2" draw:layer="layout" svg:width="3.999cm" svg:height="1.249cm" svg:x="0.301cm" svg:y="5.352cm" svg:viewBox="0 0 4000 1250" svg:d="m210 0c-106 0-210 103-210 208v833c0 104 104 209 210 209h3579c104 0 210-105 210-209v-833c0-105-106-208-210-208zm-3789 0zm4000 1250z">
          <text:p text:style-name="P1"><text:span text:style-name="T1">adresse MAC</text:span></text:p>
          <text:p text:style-name="P1"><text:span text:style-name="T1">destination</text:span></text:p>
        </draw:path>
        <draw:path draw:style-name="gr3" draw:text-style-name="P2" draw:layer="layout" svg:width="3.999cm" svg:height="1.249cm" svg:x="4.301cm" svg:y="5.352cm" svg:viewBox="0 0 4000 1250" svg:d="m210 0c-106 0-210 103-210 208v833c0 104 104 209 210 209h3579c104 0 210-105 210-209v-833c0-105-106-208-210-208zm-3789 0zm4000 1250z">
          <text:p text:style-name="P1"><text:span text:style-name="T1">adresse MAC</text:span></text:p>
          <text:p text:style-name="P1"><text:span text:style-name="T1">source</text:span></text:p>
        </draw:path>
        <draw:path draw:style-name="gr7" draw:text-style-name="P2" draw:layer="layout" svg:width="1.999cm" svg:height="1.249cm" svg:x="10.801cm" svg:y="5.352cm" svg:viewBox="0 0 2000 1250" svg:d="m105 0c-53 0-105 103-105 208v833c0 104 52 209 105 209h1790c52 0 104-105 104-209v-833c0-105-52-208-104-208zm-1895 0zm2000 1250z">
          <text:p text:style-name="P1"><text:span text:style-name="T1">type /</text:span></text:p>
          <text:p text:style-name="P1"><text:span text:style-name="T1">longueur</text:span></text:p>
        </draw:path>
        <draw:path draw:style-name="gr9" draw:text-style-name="P2" draw:layer="layout" svg:width="2.499cm" svg:height="1.249cm" svg:x="20.201cm" svg:y="5.352cm" svg:viewBox="0 0 2500 1250" svg:d="m131 0c-66 0-131 103-131 208v833c0 104 65 209 131 209h2237c65 0 131-105 131-209v-833c0-105-66-208-131-208zm-2368 0zm2500 1250z">
          <text:p text:style-name="P1"><text:span text:style-name="T1">FCS</text:span></text:p>
        </draw:path>
        <draw:path draw:style-name="gr9" draw:text-style-name="P4" draw:layer="layout" svg:width="2.499cm" svg:height="1.249cm" svg:x="8.301cm" svg:y="5.352cm" svg:viewBox="0 0 2500 1250" svg:d="m131 0c-66 0-131 103-131 208v833c0 104 65 209 131 209h2237c65 0 131-105 131-209v-833c0-105-66-208-131-208zm-2368 0zm2500 1250z">
          <text:p text:style-name="P1"><text:span text:style-name="T3">Tag</text:span></text:p>
        </draw:path>
        <draw:line draw:style-name="gr10" draw:text-style-name="P1" draw:layer="layout" svg:x1="8.243cm" svg:y1="3.9cm" svg:x2="8.243cm" svg:y2="5.4cm">
          <text:p/>
        </draw:line>
        <draw:line draw:style-name="gr10" draw:text-style-name="P1" draw:layer="layout" svg:x1="8.243cm" svg:y1="3.9cm" svg:x2="8.943cm" svg:y2="4.6cm">
          <text:p/>
        </draw:line>
        <draw:line draw:style-name="gr10" draw:text-style-name="P1" draw:layer="layout" svg:x1="10.143cm" svg:y1="4.6cm" svg:x2="10.843cm" svg:y2="5.4cm">
          <text:p/>
        </draw:line>
        <draw:line draw:style-name="gr10" draw:text-style-name="P1" draw:layer="layout" svg:x1="8.943cm" svg:y1="4.6cm" svg:x2="10.143cm" svg:y2="4.6cm">
          <text:p/>
        </draw:line>
        <draw:line draw:style-name="gr5" draw:text-style-name="P1" draw:layer="layout" svg:x1="10.243cm" svg:y1="1.8cm" svg:x2="20.243cm" svg:y2="1.8cm">
          <text:p/>
        </draw:line>
        <draw:frame draw:style-name="gr2" draw:text-style-name="P3" draw:layer="layout" svg:width="2.636cm" svg:height="0.768cm" svg:x="8.107cm" svg:y="4.7cm">
          <draw:text-box>
            <text:p><text:span text:style-name="T2">4 octets</text:span></text:p>
          </draw:text-box>
        </draw:frame>
        <draw:path draw:style-name="gr11" draw:text-style-name="P4" draw:layer="layout" svg:width="2.499cm" svg:height="1.249cm" svg:x="6.201cm" svg:y="7.552cm" svg:viewBox="0 0 2500 1250" svg:d="m131 0c-66 0-131 103-131 208v833c0 104 65 209 131 209h2237c65 0 131-105 131-209v-833c0-105-66-208-131-208zm-2368 0zm2500 1250z">
          <text:p text:style-name="P1"><text:span text:style-name="T3">TPID</text:span></text:p>
        </draw:path>
        <draw:path draw:style-name="gr12" draw:text-style-name="P4" draw:layer="layout" svg:width="1.499cm" svg:height="1.249cm" svg:x="8.701cm" svg:y="7.552cm" svg:viewBox="0 0 1500 1250" svg:d="m79 0c-40 0-79 103-79 208v833c0 104 39 209 79 209h1342c39 0 78-105 78-209v-833c0-105-39-208-78-208zm-1421 0zm1500 1250z">
          <text:p text:style-name="P1"><text:span text:style-name="T3">Prio</text:span></text:p>
        </draw:path>
        <draw:path draw:style-name="gr13" draw:text-style-name="P5" draw:layer="layout" svg:width="0.999cm" svg:height="1.249cm" svg:x="10.201cm" svg:y="7.552cm" svg:viewBox="0 0 1000 1250" svg:d="m52 0c-26 0-52 103-52 208v833c0 104 26 209 52 209h895c26 0 53-105 53-209v-833c0-105-27-208-53-208zm-947 0zm1000 1250z">
          <text:p text:style-name="P1"><text:span text:style-name="T4">CFI</text:span></text:p>
        </draw:path>
        <draw:path draw:style-name="gr14" draw:text-style-name="P4" draw:layer="layout" svg:width="2.499cm" svg:height="1.249cm" svg:x="11.201cm" svg:y="7.552cm" svg:viewBox="0 0 2500 1250" svg:d="m131 0c-66 0-131 103-131 208v833c0 104 65 209 131 209h2237c65 0 131-105 131-209v-833c0-105-66-208-131-208zm-2368 0zm2500 1250z">
          <text:p text:style-name="P1"><text:span text:style-name="T3">VLAN ID</text:span></text:p>
        </draw:path>
        <draw:line draw:style-name="gr10" draw:text-style-name="P1" draw:layer="layout" svg:x1="12.943cm" svg:y1="7.1cm" svg:x2="13.643cm" svg:y2="7.6cm">
          <text:p/>
        </draw:line>
        <draw:line draw:style-name="gr10" draw:text-style-name="P1" draw:layer="layout" svg:x1="6.243cm" svg:y1="7.6cm" svg:x2="6.943cm" svg:y2="7.1cm">
          <text:p/>
        </draw:line>
        <draw:line draw:style-name="gr10" draw:text-style-name="P1" draw:layer="layout" svg:x1="6.943cm" svg:y1="7.1cm" svg:x2="7.543cm" svg:y2="7.1cm">
          <text:p/>
        </draw:line>
        <draw:line draw:style-name="gr10" draw:text-style-name="P1" draw:layer="layout" svg:x1="11.543cm" svg:y1="7.1cm" svg:x2="12.9cm" svg:y2="7.1cm">
          <text:p/>
        </draw:line>
        <draw:line draw:style-name="gr10" draw:text-style-name="P1" draw:layer="layout" svg:x1="10.743cm" svg:y1="6.5cm" svg:x2="11.543cm" svg:y2="7.1cm">
          <text:p/>
        </draw:line>
        <draw:line draw:style-name="gr10" draw:text-style-name="P1" draw:layer="layout" svg:x1="7.543cm" svg:y1="7.1cm" svg:x2="8.343cm" svg:y2="6.5cm">
          <text:p/>
        </draw:line>
        <draw:frame draw:style-name="gr2" draw:text-style-name="P7" draw:layer="layout" svg:width="2.128cm" svg:height="0.683cm" svg:x="6.443cm" svg:y="8.732cm">
          <draw:text-box>
            <text:p text:style-name="P6"><text:span text:style-name="T5">16 bits</text:span></text:p>
          </draw:text-box>
        </draw:frame>
        <draw:frame draw:style-name="gr2" draw:text-style-name="P7" draw:layer="layout" svg:width="2.128cm" svg:height="0.683cm" svg:x="8.443cm" svg:y="8.733cm">
          <draw:text-box>
            <text:p text:style-name="P6"><text:span text:style-name="T5">3 bits</text:span></text:p>
          </draw:text-box>
        </draw:frame>
        <draw:frame draw:style-name="gr2" draw:text-style-name="P7" draw:layer="layout" svg:width="2.128cm" svg:height="0.683cm" svg:x="9.943cm" svg:y="8.734cm">
          <draw:text-box>
            <text:p text:style-name="P6"><text:span text:style-name="T5">1 bit</text:span></text:p>
          </draw:text-box>
        </draw:frame>
        <draw:frame draw:style-name="gr2" draw:text-style-name="P7" draw:layer="layout" svg:width="2.128cm" svg:height="0.683cm" svg:x="11.443cm" svg:y="8.733cm">
          <draw:text-box>
            <text:p text:style-name="P6"><text:span text:style-name="T5">12 bit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4T21:03:54</meta:creation-date>
    <dc:date>2011-11-14T22:47:50</dc:date>
    <meta:editing-duration>PT58M45S</meta:editing-duration>
    <meta:editing-cycles>6</meta:editing-cycles>
    <meta:generator>LibreOffice/3.4$Unix LibreOffice_project/340m1$Build-402</meta:generator>
    <meta:document-statistic meta:object-count="38"/>
  </office:meta>
</office:document-meta>
</file>